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arial, sans-serif"/>
    <style:font-face style:name="Roboto1" svg:font-family="Roboto, sans-serif"/>
    <style:font-face style:name="Slack-Lato" svg:font-family="Slack-Lato, appleLogo, sans-serif"/>
    <style:font-face style:name="arial" svg:font-family="arial, sans-serif-medium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0c1a" officeooo:paragraph-rsid="00060c1a" style:font-weight-asian="bold" style:font-weight-complex="bold"/>
    </style:style>
    <style:style style:name="P2" style:family="paragraph" style:parent-style-name="Standard">
      <style:text-properties fo:font-weight="normal" officeooo:rsid="00060c1a" officeooo:paragraph-rsid="00060c1a" style:font-weight-asian="normal" style:font-weight-complex="normal"/>
    </style:style>
    <style:style style:name="P3" style:family="paragraph" style:parent-style-name="Standard">
      <style:text-properties fo:font-weight="normal" officeooo:rsid="00060c1a" officeooo:paragraph-rsid="00060c1a" style:font-weight-asian="normal" style:font-weight-complex="normal"/>
    </style:style>
    <style:style style:name="P4" style:family="paragraph" style:parent-style-name="Standard">
      <style:text-properties fo:font-weight="normal" officeooo:rsid="00060c1a" officeooo:paragraph-rsid="0019b1d6" style:font-weight-asian="normal" style:font-weight-complex="normal"/>
    </style:style>
    <style:style style:name="P5" style:family="paragraph" style:parent-style-name="Standard">
      <style:text-properties fo:font-weight="normal" officeooo:rsid="0008d6eb" officeooo:paragraph-rsid="00060c1a" style:font-weight-asian="normal" style:font-weight-complex="normal"/>
    </style:style>
    <style:style style:name="P6" style:family="paragraph" style:parent-style-name="Standard">
      <style:text-properties fo:font-weight="normal" officeooo:rsid="000bab01" officeooo:paragraph-rsid="000bab01" style:font-weight-asian="normal" style:font-weight-complex="normal"/>
    </style:style>
    <style:style style:name="P7" style:family="paragraph" style:parent-style-name="Standard">
      <style:text-properties fo:font-weight="normal" officeooo:rsid="000bab01" officeooo:paragraph-rsid="000c4746" style:font-weight-asian="normal" style:font-weight-complex="normal"/>
    </style:style>
    <style:style style:name="P8" style:family="paragraph" style:parent-style-name="Standard">
      <style:text-properties fo:font-weight="normal" officeooo:rsid="000c4746" officeooo:paragraph-rsid="000c4746" style:font-weight-asian="normal" style:font-weight-complex="normal"/>
    </style:style>
    <style:style style:name="P9" style:family="paragraph" style:parent-style-name="Standard">
      <style:text-properties fo:font-weight="normal" officeooo:rsid="001bb3bd" officeooo:paragraph-rsid="001bb3bd" style:font-weight-asian="normal" style:font-weight-complex="normal"/>
    </style:style>
    <style:style style:name="P10" style:family="paragraph" style:parent-style-name="Standard">
      <style:text-properties fo:font-weight="normal" officeooo:rsid="001bb3bd" officeooo:paragraph-rsid="0024c47a" style:font-weight-asian="normal" style:font-weight-complex="normal"/>
    </style:style>
    <style:style style:name="P11" style:family="paragraph" style:parent-style-name="Standard">
      <style:text-properties fo:font-weight="normal" officeooo:rsid="001e03a3" officeooo:paragraph-rsid="001e03a3" style:font-weight-asian="normal" style:font-weight-complex="normal"/>
    </style:style>
    <style:style style:name="P12" style:family="paragraph" style:parent-style-name="Standard">
      <style:text-properties fo:font-weight="normal" officeooo:rsid="001fb7bc" officeooo:paragraph-rsid="001fb7bc" style:font-weight-asian="normal" style:font-weight-complex="normal"/>
    </style:style>
    <style:style style:name="P13" style:family="paragraph" style:parent-style-name="Standard">
      <style:text-properties fo:font-weight="normal" officeooo:rsid="002093d4" officeooo:paragraph-rsid="002093d4" style:font-weight-asian="normal" style:font-weight-complex="normal"/>
    </style:style>
    <style:style style:name="T1" style:family="text">
      <style:text-properties officeooo:rsid="0007ec59"/>
    </style:style>
    <style:style style:name="T2" style:family="text">
      <style:text-properties officeooo:rsid="000c4746"/>
    </style:style>
    <style:style style:name="T3" style:family="text">
      <style:text-properties officeooo:rsid="000e73c3"/>
    </style:style>
    <style:style style:name="T4" style:family="text">
      <style:text-properties officeooo:rsid="00133bd0"/>
    </style:style>
    <style:style style:name="T5" style:family="text">
      <style:text-properties officeooo:rsid="00144314"/>
    </style:style>
    <style:style style:name="T6" style:family="text">
      <style:text-properties officeooo:rsid="0019b1d6"/>
    </style:style>
    <style:style style:name="T7" style:family="text">
      <style:text-properties officeooo:rsid="001bb3bd"/>
    </style:style>
    <style:style style:name="T8" style:family="text">
      <style:text-properties officeooo:rsid="001e03a3"/>
    </style:style>
    <style:style style:name="T9" style:family="text">
      <style:text-properties officeooo:rsid="001fb7bc"/>
    </style:style>
    <style:style style:name="T10" style:family="text">
      <style:text-properties officeooo:rsid="0021d381"/>
    </style:style>
    <style:style style:name="T11" style:family="text">
      <style:text-properties officeooo:rsid="0024c4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eer Coaching To Do: </text:p>
      <text:p text:style-name="P2">* Clean up project 3</text:p>
      <text:p text:style-name="P2">* Join &gt;10 LinkedIn groups</text:p>
      <text:p text:style-name="P2">* Research Denver/SLC meetups, conferences, hackathons</text:p>
      <text:p text:style-name="P2">* Look into volunteering: DataKind, <text:span text:style-name="T11">Catchafire.org</text:span></text:p>
      <text:p text:style-name="P2">*<text:span text:style-name="T4">Add features (projects, blog posts, etc) </text:span></text:p>
      <text:p text:style-name="P2">*<text:span text:style-name="T6">HackerRank, CodeWars- other technical prep</text:span></text:p>
      <text:p text:style-name="P2">*<text:span text:style-name="T6">implement tech interview suggestions</text:span></text:p>
      <text:p text:style-name="P4">*<text:span text:style-name="T6">tech interview trivia prep </text:span><text:a xlink:type="simple" xlink:href="https://github.com/alexeygrigorev/data-science-interviews" text:style-name="Internet_20_link" text:visited-style-name="Visited_20_Internet_20_Link"><text:span text:style-name="T6">https://github.com/alexeygrigorev/data-science-interviews</text:span></text:a></text:p>
      <text:p text:style-name="P4">*<text:span text:style-name="T7">start thinking of Coursera courses to take (Excel)</text:span></text:p>
      <text:p text:style-name="P9">*get a Twitter and use it</text:p>
      <text:p text:style-name="P10">*<text:span text:style-name="T8">watch Networking During COVID times (Career services vid)</text:span></text:p>
      <text:p text:style-name="P10">*<text:span text:style-name="T11">look into LunchClub</text:span></text:p>
      <text:p text:style-name="P10">*<text:span text:style-name="T11">research SCL data science positions</text:span></text:p>
      <text:p text:style-name="P5"/>
      <text:p text:style-name="P6">Elevator Pitch:</text:p>
      <text:p text:style-name="P6">-<text:span text:style-name="T2">work background (pharmacy and KKCO)</text:span></text:p>
      <text:p text:style-name="P7">-<text:span text:style-name="T2">mention college</text:span></text:p>
      <text:p text:style-name="P7">-<text:span text:style-name="T2">transfer skills</text:span></text:p>
      <text:p text:style-name="P6">-<text:span text:style-name="T2">current projects/skills</text:span></text:p>
      <text:p text:style-name="P6">-<text:span text:style-name="T2">what I want to do next</text:span></text:p>
      <text:p text:style-name="P6"/>
      <text:p text:style-name="P8">I’ve been working as a pharmacy technician for the last six years, although I had some brief exposure to tech working behind the scenes at a local news station. With my background in pharmacy, I’ve learned to be very accurate and efficient, all while communicating well with a variety of different backgrounds. <text:span text:style-name="T3">When I started Flatiron School I realized </text:span>I’m passionate about deriving insights from data and being able to communicate my findings to a large audience in order to facilitate more efficient business practice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arial, sans-serif"/>
    <style:font-face style:name="Roboto1" svg:font-family="Roboto, sans-serif"/>
    <style:font-face style:name="Slack-Lato" svg:font-family="Slack-Lato, appleLogo, sans-serif"/>
    <style:font-face style:name="arial" svg:font-family="arial, sans-serif-medium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9:16:50.613000000</meta:creation-date>
    <dc:date>2020-10-15T16:58:28.840000000</dc:date>
    <meta:editing-duration>P1DT17H19M58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1" meta:word-count="180" meta:character-count="1223" meta:non-whitespace-character-count="1060"/>
  </office:meta>
</office:document-meta>
</file>